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fd4" officeooo:paragraph-rsid="00016fd4"/>
    </style:style>
    <style:style style:name="P2" style:family="paragraph" style:parent-style-name="Standard">
      <style:text-properties fo:color="#468a1a" officeooo:rsid="00016fd4" officeooo:paragraph-rsid="00016fd4" fo:background-color="transparent"/>
    </style:style>
    <style:style style:name="P3" style:family="paragraph" style:parent-style-name="Standard">
      <style:text-properties fo:color="#468a1a" officeooo:rsid="0001f593" officeooo:paragraph-rsid="0001f593"/>
    </style:style>
    <style:style style:name="P4" style:family="paragraph" style:parent-style-name="Standard">
      <style:text-properties officeooo:rsid="0001f593" officeooo:paragraph-rsid="0001f593"/>
    </style:style>
    <style:style style:name="P5" style:family="paragraph" style:parent-style-name="Standard">
      <style:text-properties officeooo:rsid="0003d2b6" officeooo:paragraph-rsid="0003d2b6"/>
    </style:style>
    <style:style style:name="P6" style:family="paragraph" style:parent-style-name="Standard">
      <style:text-properties officeooo:rsid="0006c33b" officeooo:paragraph-rsid="0006c33b"/>
    </style:style>
    <style:style style:name="P7" style:family="paragraph" style:parent-style-name="Standard">
      <style:text-properties fo:color="#f10d0c" officeooo:rsid="0006c33b" officeooo:paragraph-rsid="0006c33b"/>
    </style:style>
    <style:style style:name="P8" style:family="paragraph" style:parent-style-name="Standard">
      <style:text-properties fo:color="#468a1a" officeooo:rsid="0001f593" officeooo:paragraph-rsid="0001f593"/>
    </style:style>
    <style:style style:name="P9" style:family="paragraph" style:parent-style-name="Standard">
      <style:text-properties fo:color="#000000" officeooo:rsid="0001f593" officeooo:paragraph-rsid="00092634"/>
    </style:style>
    <style:style style:name="T1" style:family="text">
      <style:text-properties fo:color="#c9211e"/>
    </style:style>
    <style:style style:name="T2" style:family="text">
      <style:text-properties fo:color="#468a1a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ne camera qui se deplace au bord des ecran</text:p>
      <text:p text:style-name="P2">un zoom de la camera</text:p>
      <text:p text:style-name="P2">selection unite</text:p>
      <text:p text:style-name="P2">deplacement unite</text:p>
      <text:p text:style-name="P2">deux faction</text:p>
      <text:p text:style-name="P2">pouvoir selectionner un nombre d’unite pour les faction</text:p>
      <text:p text:style-name="P1"><text:span text:style-name="T2">controller que sa faction</text:span> <text:span text:style-name="T1">(solution temporaire)</text:span></text:p>
      <text:p text:style-name="P1">++++</text:p>
      <text:p text:style-name="P3">systeme de degats</text:p>
      <text:p text:style-name="P3">data de HP, ATK, DEF, ACCURACY</text:p>
      <text:p text:style-name="P9">Groupe de soldats (paquet de 100 unites avec un manager)</text:p>
      <text:p text:style-name="P4">panel a l’ecran qui permet de selectionner les unites</text:p>
      <text:p text:style-name="P5">systeme de formation</text:p>
      <text:p text:style-name="P4">click sur terrain tu move mais tu clique sur l’unité, tu le suis pour l’attaquer</text:p>
      <text:p text:style-name="P4">minimap</text:p>
      <text:p text:style-name="P4">condition de victoire</text:p>
      <text:p text:style-name="P4">archer</text:p>
      <text:p text:style-name="P4">IA de base</text:p>
      <text:p text:style-name="P4"/>
      <text:p text:style-name="P4"/>
      <text:p text:style-name="P4"/>
      <text:p text:style-name="P6">BUG :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5.2$Windows_X86_64 LibreOffice_project/1ec314fa52f458adc18c4f025c545a4e8b22c159</meta:generator>
    <dc:date>2020-02-06T09:46:46.582000000</dc:date>
    <meta:editing-duration>PT5H4M21S</meta:editing-duration>
    <meta:editing-cycles>9</meta:editing-cycles>
    <meta:document-statistic meta:table-count="0" meta:image-count="0" meta:object-count="0" meta:page-count="1" meta:paragraph-count="19" meta:word-count="91" meta:character-count="518" meta:non-whitespace-character-count="446"/>
  </office:meta>
</office:document-meta>
</file>